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00%"/>
      <style:text-properties officeooo:paragraph-rsid="0023c9f9"/>
    </style:style>
    <style:style style:name="P2" style:family="paragraph" style:parent-style-name="Text_20_body" style:list-style-name="L1">
      <style:paragraph-properties fo:text-align="center" style:justify-single-word="false"/>
      <style:text-properties officeooo:paragraph-rsid="001c8ddd"/>
    </style:style>
    <style:style style:name="P3" style:family="paragraph" style:parent-style-name="Text_20_body">
      <style:paragraph-properties fo:text-align="start" style:justify-single-word="false"/>
      <style:text-properties officeooo:paragraph-rsid="00124c2d"/>
    </style:style>
    <style:style style:name="P4" style:family="paragraph" style:parent-style-name="Text_20_body" style:list-style-name="L1">
      <style:paragraph-properties fo:text-align="start" style:justify-single-word="false"/>
      <style:text-properties officeooo:paragraph-rsid="0028bfea"/>
    </style:style>
    <style:style style:name="P5" style:family="paragraph" style:parent-style-name="Text_20_body" style:list-style-name="L1">
      <style:text-properties officeooo:paragraph-rsid="0028bfea"/>
    </style:style>
    <style:style style:name="P6" style:family="paragraph" style:parent-style-name="Text_20_body" style:master-page-name="Standard">
      <style:paragraph-properties fo:text-align="center" style:justify-single-word="false" style:page-number="3" fo:break-before="auto" fo:break-after="auto"/>
      <style:text-properties officeooo:paragraph-rsid="00124c2d"/>
    </style:style>
    <style:style style:name="P7" style:family="paragraph" style:parent-style-name="First_20_line_20_indent">
      <style:text-properties officeooo:paragraph-rsid="0014489e"/>
    </style:style>
    <style:style style:name="P8" style:family="paragraph" style:parent-style-name="First_20_line_20_indent">
      <style:text-properties officeooo:paragraph-rsid="00160387"/>
    </style:style>
    <style:style style:name="P9" style:family="paragraph" style:parent-style-name="First_20_line_20_indent">
      <style:text-properties officeooo:paragraph-rsid="001f38a1"/>
    </style:style>
    <style:style style:name="P10" style:family="paragraph" style:parent-style-name="First_20_line_20_indent">
      <style:text-properties style:font-name="Liberation Serif" fo:font-size="14pt" style:font-size-asian="14pt" style:font-size-complex="14pt"/>
    </style:style>
    <style:style style:name="P11" style:family="paragraph" style:parent-style-name="First_20_line_20_indent">
      <style:text-properties style:font-name="Liberation Serif" fo:font-size="14pt" officeooo:paragraph-rsid="0023c9f9" style:font-size-asian="14pt" style:font-size-complex="14pt"/>
    </style:style>
    <style:style style:name="P12" style:family="paragraph" style:parent-style-name="First_20_line_20_indent">
      <style:text-properties officeooo:paragraph-rsid="002a83c3"/>
    </style:style>
    <style:style style:name="P13" style:family="paragraph" style:parent-style-name="First_20_line_20_indent" style:list-style-name="L2">
      <style:text-properties officeooo:paragraph-rsid="002a83c3"/>
    </style:style>
    <style:style style:name="P14" style:family="paragraph" style:parent-style-name="First_20_line_20_indent" style:list-style-name="L2">
      <style:paragraph-properties fo:margin-left="0cm" fo:margin-right="0cm" fo:text-indent="0cm" style:auto-text-indent="false"/>
      <style:text-properties officeooo:paragraph-rsid="002b9121"/>
    </style:style>
    <style:style style:name="P15" style:family="paragraph" style:parent-style-name="First_20_line_20_indent">
      <style:paragraph-properties fo:margin-left="0cm" fo:margin-right="0cm" fo:text-indent="0cm" style:auto-text-indent="false"/>
      <style:text-properties officeooo:paragraph-rsid="002b9121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paragraph-rsid="002968f2"/>
    </style:style>
    <style:style style:name="P18" style:family="paragraph" style:parent-style-name="Footer">
      <style:paragraph-properties fo:text-align="center" style:justify-single-word="false"/>
    </style:style>
    <style:style style:name="T1" style:family="text">
      <style:text-properties officeooo:rsid="00124c2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4pt" officeooo:rsid="00124c2d" style:font-size-asian="14pt" style:font-size-complex="14pt"/>
    </style:style>
    <style:style style:name="T4" style:family="text">
      <style:text-properties fo:font-size="14pt" officeooo:rsid="0014489e" style:font-size-asian="14pt" style:font-size-complex="14pt"/>
    </style:style>
    <style:style style:name="T5" style:family="text">
      <style:text-properties fo:font-size="14pt" officeooo:rsid="00160387" style:font-size-asian="14pt" style:font-size-complex="14pt"/>
    </style:style>
    <style:style style:name="T6" style:family="text">
      <style:text-properties fo:font-size="14pt" officeooo:rsid="0017ebb9" style:font-size-asian="14pt" style:font-size-complex="14pt"/>
    </style:style>
    <style:style style:name="T7" style:family="text">
      <style:text-properties fo:font-size="14pt" officeooo:rsid="002a83c3" style:font-size-asian="14pt" style:font-size-complex="14pt"/>
    </style:style>
    <style:style style:name="T8" style:family="text">
      <style:text-properties fo:font-size="14pt" officeooo:rsid="002b9121" style:font-size-asian="14pt" style:font-size-complex="14pt"/>
    </style:style>
    <style:style style:name="T9" style:family="text">
      <style:text-properties fo:font-size="14pt" officeooo:rsid="002c833b" style:font-size-asian="14pt" style:font-size-complex="14pt"/>
    </style:style>
    <style:style style:name="T10" style:family="text">
      <style:text-properties officeooo:rsid="0019e087"/>
    </style:style>
    <style:style style:name="T11" style:family="text">
      <style:text-properties officeooo:rsid="001c8ddd"/>
    </style:style>
    <style:style style:name="T12" style:family="text">
      <style:text-properties fo:color="#000000"/>
    </style:style>
    <style:style style:name="T13" style:family="text">
      <style:text-properties fo:color="#000000" style:font-name="Times New Roman" fo:font-size="12pt" fo:letter-spacing="-0.002cm" officeooo:rsid="0019e087" style:font-size-asian="12pt" style:font-name-complex="Times New Roman1" style:font-size-complex="12pt" style:font-weight-complex="bold"/>
    </style:style>
    <style:style style:name="T14" style:family="text">
      <style:text-properties fo:color="#000000" style:font-weight-complex="bold"/>
    </style:style>
    <style:style style:name="T15" style:family="text">
      <style:text-properties fo:color="#000000" officeooo:rsid="001d555c" style:font-weight-complex="bold"/>
    </style:style>
    <style:style style:name="T16" style:family="text">
      <style:text-properties fo:color="#000000" fo:font-style="italic" style:font-style-asian="italic" style:font-weight-complex="bold"/>
    </style:style>
    <style:style style:name="T17" style:family="text">
      <style:text-properties fo:color="#000000" fo:font-style="italic" style:font-style-asian="italic" style:font-name-complex="Times New Roman1" style:font-weight-complex="bold"/>
    </style:style>
    <style:style style:name="T18" style:family="text">
      <style:text-properties fo:color="#000000" fo:font-style="italic" style:font-style-asian="italic" style:font-name-complex="Times New Roman1" style:font-style-complex="italic" style:font-weight-complex="bold"/>
    </style:style>
    <style:style style:name="T19" style:family="text">
      <style:text-properties fo:color="#000000" fo:font-style="italic" fo:font-weight="normal" style:font-style-asian="italic" style:font-weight-asian="normal" style:font-name-complex="Times New Roman1" style:font-style-complex="italic" style:font-weight-complex="normal"/>
    </style:style>
    <style:style style:name="T20" style:family="text">
      <style:text-properties fo:color="#000000" fo:font-style="italic" fo:font-weight="normal" officeooo:rsid="001e8698" style:font-style-asian="italic" style:font-weight-asian="normal" style:font-name-complex="Times New Roman1" style:font-style-complex="italic" style:font-weight-complex="normal"/>
    </style:style>
    <style:style style:name="T21" style:family="text">
      <style:text-properties fo:color="#000000" fo:font-style="italic" fo:font-weight="normal" officeooo:rsid="0019e087" style:font-style-asian="italic" style:font-weight-asian="normal" style:font-name-complex="Times New Roman1" style:font-style-complex="italic" style:font-weight-complex="normal"/>
    </style:style>
    <style:style style:name="T22" style:family="text">
      <style:text-properties fo:color="#000000" fo:font-style="italic" fo:font-weight="normal" officeooo:rsid="0019e087" style:font-style-asian="italic" style:font-weight-asian="normal" style:font-name-complex="Times New Roman1" style:font-weight-complex="normal"/>
    </style:style>
    <style:style style:name="T23" style:family="text">
      <style:text-properties fo:color="#000000" fo:font-weight="bold" style:font-weight-asian="bold"/>
    </style:style>
    <style:style style:name="T24" style:family="text">
      <style:text-properties fo:color="#000000" fo:font-weight="bold" style:font-weight-asian="bold" style:font-name-complex="Times New Roman1" style:font-weight-complex="bold"/>
    </style:style>
    <style:style style:name="T25" style:family="text">
      <style:text-properties fo:color="#000000" fo:font-weight="bold" officeooo:rsid="0019e087" style:font-weight-asian="bold" style:font-name-complex="Times New Roman1" style:font-weight-complex="bold"/>
    </style:style>
    <style:style style:name="T26" style:family="text">
      <style:text-properties fo:color="#000000" fo:font-weight="bold" officeooo:rsid="001d555c" style:font-weight-asian="bold" style:font-name-complex="Times New Roman1" style:font-weight-complex="bold"/>
    </style:style>
    <style:style style:name="T27" style:family="text">
      <style:text-properties fo:color="#000000" style:font-name-complex="Times New Roman1"/>
    </style:style>
    <style:style style:name="T28" style:family="text">
      <style:text-properties fo:color="#000000" style:font-name-complex="Times New Roman1" style:font-weight-complex="bold"/>
    </style:style>
    <style:style style:name="T29" style:family="text">
      <style:text-properties fo:color="#000000" officeooo:rsid="0019e087" style:font-name-complex="Times New Roman1" style:font-weight-complex="bold"/>
    </style:style>
    <style:style style:name="T30" style:family="text">
      <style:text-properties fo:color="#000000" officeooo:rsid="001d555c" style:font-name-complex="Times New Roman1" style:font-weight-complex="bold"/>
    </style:style>
    <style:style style:name="T31" style:family="text">
      <style:text-properties fo:color="#000000" fo:language="en" fo:country="US" style:font-name-complex="Times New Roman1" style:font-weight-complex="bold"/>
    </style:style>
    <style:style style:name="T32" style:family="text">
      <style:text-properties fo:color="#000000" fo:language="en" fo:country="US" fo:font-style="italic" style:font-style-asian="italic" style:font-name-complex="Times New Roman1" style:font-weight-complex="bold"/>
    </style:style>
    <style:style style:name="T33" style:family="text">
      <style:text-properties fo:color="#000000" fo:font-weight="normal" style:font-weight-asian="normal" style:font-name-complex="Times New Roman1" style:font-weight-complex="normal"/>
    </style:style>
    <style:style style:name="T34" style:family="text">
      <style:text-properties fo:color="#000000" fo:font-weight="normal" officeooo:rsid="001d555c" style:font-weight-asian="normal" style:font-name-complex="Times New Roman1" style:font-weight-complex="normal"/>
    </style:style>
    <style:style style:name="T35" style:family="text">
      <style:text-properties fo:color="#000000" fo:font-weight="normal" officeooo:rsid="001e8698" style:font-weight-asian="normal" style:font-name-complex="Times New Roman1" style:font-weight-complex="normal"/>
    </style:style>
    <style:style style:name="T36" style:family="text">
      <style:text-properties fo:color="#000000" fo:font-weight="normal" officeooo:rsid="0019e087" style:font-weight-asian="normal" style:font-name-complex="Times New Roman1" style:font-weight-complex="normal"/>
    </style:style>
    <style:style style:name="T37" style:family="text">
      <style:text-properties fo:color="#000000" fo:font-weight="normal" officeooo:rsid="001f38a1" style:font-weight-asian="normal" style:font-name-complex="Times New Roman1" style:font-weight-complex="normal"/>
    </style:style>
    <style:style style:name="T38" style:family="text">
      <style:text-properties fo:color="#000000" fo:letter-spacing="-0.007cm" fo:font-weight="bold" style:font-weight-asian="bold" style:font-name-complex="Times New Roman1"/>
    </style:style>
    <style:style style:name="T39" style:family="text">
      <style:text-properties fo:color="#000000" fo:letter-spacing="-0.007cm" style:font-name-complex="Times New Roman1"/>
    </style:style>
    <style:style style:name="T40" style:family="text">
      <style:text-properties fo:color="#000000" fo:letter-spacing="-0.007cm" officeooo:rsid="0028ee4f" style:font-name-complex="Times New Roman1"/>
    </style:style>
    <style:style style:name="T41" style:family="text">
      <style:text-properties fo:color="#000000" fo:letter-spacing="-0.002cm" style:font-name-complex="Times New Roman1"/>
    </style:style>
    <style:style style:name="T42" style:family="text">
      <style:text-properties fo:color="#000000" fo:letter-spacing="-0.002cm" officeooo:rsid="0023c9f9" style:font-name-complex="Times New Roman1"/>
    </style:style>
    <style:style style:name="T43" style:family="text">
      <style:text-properties fo:color="#000000" fo:letter-spacing="-0.002cm" officeooo:rsid="0028ee4f" style:font-name-complex="Times New Roman1"/>
    </style:style>
    <style:style style:name="T44" style:family="text">
      <style:text-properties fo:color="#000000" fo:letter-spacing="-0.002cm" fo:font-weight="bold" style:font-weight-asian="bold" style:font-name-complex="Times New Roman1"/>
    </style:style>
    <style:style style:name="T45" style:family="text">
      <style:text-properties fo:color="#000000" fo:letter-spacing="-0.002cm" fo:font-weight="normal" style:font-weight-asian="normal" style:font-name-complex="Times New Roman1" style:font-weight-complex="normal"/>
    </style:style>
    <style:style style:name="T46" style:family="text">
      <style:text-properties fo:color="#000000" fo:letter-spacing="-0.002cm" fo:font-weight="normal" officeooo:rsid="0028ee4f" style:font-weight-asian="normal" style:font-name-complex="Times New Roman1" style:font-weight-complex="normal"/>
    </style:style>
    <style:style style:name="T47" style:family="text">
      <style:text-properties fo:color="#000000" fo:letter-spacing="-0.004cm" fo:font-weight="bold" style:font-weight-asian="bold" style:font-name-complex="Times New Roman1"/>
    </style:style>
    <style:style style:name="T48" style:family="text">
      <style:text-properties fo:color="#000000" fo:letter-spacing="-0.009cm" fo:font-weight="bold" style:font-weight-asian="bold" style:font-name-complex="Times New Roman1"/>
    </style:style>
    <style:style style:name="T49" style:family="text">
      <style:text-properties fo:color="#000000" fo:letter-spacing="-0.011cm" fo:font-weight="bold" style:font-weight-asian="bold" style:font-name-complex="Times New Roman1"/>
    </style:style>
    <style:style style:name="T50" style:family="text">
      <style:text-properties fo:color="#000000" officeooo:rsid="0028ee4f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officeooo:rsid="001d555c" style:font-weight-asian="bold"/>
    </style:style>
    <style:style style:name="T53" style:family="text">
      <style:text-properties fo:font-weight="bold" style:font-weight-asian="bold" style:font-name-complex="Times New Roman1"/>
    </style:style>
    <style:style style:name="T54" style:family="text">
      <style:text-properties fo:font-weight="bold" style:font-weight-asian="bold" style:font-name-complex="Times New Roman1" style:font-weight-complex="bold"/>
    </style:style>
    <style:style style:name="T55" style:family="text">
      <style:text-properties fo:font-weight="bold" officeooo:rsid="0028ee4f" style:font-weight-asian="bold" style:font-name-complex="Times New Roman1"/>
    </style:style>
    <style:style style:name="T56" style:family="text">
      <style:text-properties fo:language="en" fo:country="US" fo:font-weight="bold" style:font-weight-asian="bold"/>
    </style:style>
    <style:style style:name="T57" style:family="text">
      <style:text-properties fo:language="en" fo:country="US" fo:font-weight="bold" style:font-weight-asian="bold" style:font-name-complex="Times New Roman1" style:font-weight-complex="bold"/>
    </style:style>
    <style:style style:name="T58" style:family="text">
      <style:text-properties fo:font-weight="normal" style:font-weight-asian="normal" style:font-name-complex="Times New Roman1" style:font-weight-complex="normal"/>
    </style:style>
    <style:style style:name="T59" style:family="text">
      <style:text-properties fo:font-weight="normal" officeooo:rsid="001f38a1" style:font-weight-asian="normal" style:font-name-complex="Times New Roman1" style:font-weight-complex="normal"/>
    </style:style>
    <style:style style:name="T60" style:family="text">
      <style:text-properties fo:font-weight="normal" officeooo:rsid="0028ee4f" style:font-weight-asian="normal" style:font-name-complex="Times New Roman1" style:font-weight-complex="normal"/>
    </style:style>
    <style:style style:name="T61" style:family="text">
      <style:text-properties style:font-name-complex="Times New Roman1"/>
    </style:style>
    <style:style style:name="T62" style:family="text">
      <style:text-properties style:font-name-complex="Times New Roman1" style:font-weight-complex="bold"/>
    </style:style>
    <style:style style:name="T63" style:family="text">
      <style:text-properties officeooo:rsid="001e8698" style:font-name-complex="Times New Roman1"/>
    </style:style>
    <style:style style:name="T64" style:family="text">
      <style:text-properties officeooo:rsid="0023c9f9" style:font-name-complex="Times New Roman1"/>
    </style:style>
    <style:style style:name="T65" style:family="text">
      <style:text-properties officeooo:rsid="0028ee4f" style:font-name-complex="Times New Roman1"/>
    </style:style>
    <style:style style:name="T66" style:family="text">
      <style:text-properties fo:font-style="italic" style:font-style-asian="italic" style:font-name-complex="Times New Roman1"/>
    </style:style>
    <style:style style:name="T67" style:family="text">
      <style:text-properties officeooo:rsid="0028bfea"/>
    </style:style>
    <style:style style:name="T68" style:family="text">
      <style:text-properties officeooo:rsid="002968f2"/>
    </style:style>
    <style:style style:name="T69" style:family="text">
      <style:text-properties officeooo:rsid="002a83c3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prefix="ПРИЛОЖЕНИЕ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392cm" fo:text-indent="-0.635cm" fo:margin-left="2.392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27cm" fo:text-indent="-0.635cm" fo:margin-left="3.0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62cm" fo:text-indent="-0.635cm" fo:margin-left="3.662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297cm" fo:text-indent="-0.635cm" fo:margin-left="4.29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32cm" fo:text-indent="-0.635cm" fo:margin-left="4.932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67cm" fo:text-indent="-0.635cm" fo:margin-left="5.567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02cm" fo:text-indent="-0.635cm" fo:margin-left="6.20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37cm" fo:text-indent="-0.635cm" fo:margin-left="6.83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72cm" fo:text-indent="-0.635cm" fo:margin-left="7.47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07cm" fo:text-indent="-0.635cm" fo:margin-left="8.10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РЕФЕРАТ</text:span></text:p>
      <text:p text:style-name="First_20_line_20_indent"><text:span text:style-name="T1">Отчёт </text:span><text:span text:style-name="T1"><text:page-count>9</text:page-count></text:span><text:span text:style-name="T1"> с., 1 ч., <text:s/>рис., <text:s/>табл., <text:s/>источников, <text:s/>прил.</text:span></text:p>
      <text:p text:style-name="First_20_line_20_indent"><text:span text:style-name="T1">Объект разработки — программный компонент, управляющий охранной сигнализацией. </text:span></text:p>
      <text:p text:style-name="First_20_line_20_indent"><text:span text:style-name="T1">Цель работы — р</text:span><text:span text:style-name="T3">азработка программного модуля для управления устройством охранной сигнализации в </text:span><text:span text:style-name="T3">программном комплексе интеграции оборудования</text:span><text:span text:style-name="T3">.</text:span></text:p>
      <text:p text:style-name="P7"><text:span text:style-name="T4">Программный модуль разрабатывается исходя из: протокола взаимодействия с устройством, протокола взаимодействия с системой сбора и обработки информации, интерфейсов программного ядра системы.</text:span></text:p>
      <text:p text:style-name="P8"><text:span text:style-name="T5">В результате работы разработан программный модуль и сценарий модульного тестирования.</text:span></text:p>
      <text:p text:style-name="First_20_line_20_indent"><text:span text:style-name="T6">Программный модуль и будет интегрирован в систему охранной сигнализации.</text:span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p text:style-name="First_20_line_20_indent"><text:span text:style-name="T6"/></text:p>
      <text:table-of-content text:style-name="Sect1" text:protected="true" text:name="Оглавление1">
        <text:table-of-content-source text:outline-level="4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</text:p>
          </text:index-title>
          <text:p text:style-name="P16"><text:a xlink:type="simple" xlink:href="#__RefHeading__1853_851839921" text:style-name="Index_20_Link" text:visited-style-name="Index_20_Link">1 Определения</text:a><text:tab/>5</text:p>
          <text:p text:style-name="P16"><text:a xlink:type="simple" xlink:href="#__RefHeading__1855_851839921" text:style-name="Index_20_Link" text:visited-style-name="Index_20_Link">2 Обозначения и сокращения</text:a><text:tab/>7</text:p>
          <text:p text:style-name="P16"><text:a xlink:type="simple" xlink:href="#__RefHeading__1857_851839921" text:style-name="Index_20_Link" text:visited-style-name="Index_20_Link">3 Введение</text:a><text:tab/>8</text:p>
          <text:p text:style-name="P16"><text:a xlink:type="simple" xlink:href="#__RefHeading__1859_851839921" text:style-name="Index_20_Link" text:visited-style-name="Index_20_Link">4 Основная часть</text:a><text:tab/>9</text:p>
          <text:p text:style-name="P16"><text:a xlink:type="simple" xlink:href="#__RefHeading__1861_851839921" text:style-name="Index_20_Link" text:visited-style-name="Index_20_Link">5 Заключение</text:a><text:tab/>9</text:p>
        </text:index-body>
      </text:table-of-content>
      <text:p text:style-name="First_20_line_20_indent"><text:span text:style-name="T6"/></text:p>
      <text:p text:style-name="P8"><text:span text:style-name="T5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h text:style-name="P17" text:outline-level="1"><text:bookmark text:name="__RefHeading__1853_851839921"/><text:soft-page-break/><text:span text:style-name="T10">Определения</text:span><text:bookmark-end text:name="__RefHeading__1853_851839921"/></text:h>
      <text:p text:style-name="First_20_line_20_indent"><text:span text:style-name="T68">В настоящем отчете об УИР применяют следующие термины с соответствующими определениями:</text:span></text:p>
      <text:p text:style-name="First_20_line_20_indent"><text:span text:style-name="T51">Ant-</text:span><text:span text:style-name="T56">Engine</text:span><text:span text:style-name="T51"> </text:span><text:span text:style-name="T52">—</text:span> <text:span text:style-name="T14">утилита для автоматизации процесса подготовки к сборке </text:span><text:span text:style-name="T16">проекта</text:span><text:span text:style-name="T14"> (Например, разрешение зависимостей проекта от библиотек)</text:span><text:span text:style-name="T15">;</text:span></text:p>
      <text:p text:style-name="First_20_line_20_indent"><text:span text:style-name="T24">Артефакты </text:span><text:span text:style-name="T34">—</text:span><text:span text:style-name="T24"> </text:span><text:span text:style-name="T28">набор файлов, которые не компилируется в рамках текущего </text:span><text:span text:style-name="T17">проекта</text:span><text:span text:style-name="T28">, но необходимы для работы программы (Например, библиотеки предназначенные для конкретной платформы (динамически линкуемые, с расширением .</text:span><text:span text:style-name="T31">dll</text:span><text:span text:style-name="T28">, .</text:span><text:span text:style-name="T31">so</text:span><text:span text:style-name="T28">) или файлы данных </text:span><text:span text:style-name="T17">(конфигурационные</text:span><text:span text:style-name="T28">));</text:span></text:p>
      <text:p text:style-name="First_20_line_20_indent"><text:span text:style-name="T24">Библиотечный файл </text:span><text:span text:style-name="T34">—</text:span><text:span text:style-name="T24"> </text:span><text:span text:style-name="T28">скомпилированные исходные коды (файлы с расширением .</text:span><text:span text:style-name="T31">jar</text:span><text:span text:style-name="T28">), не подлежащие компиляции при сборке </text:span><text:span text:style-name="T17">проекта</text:span><text:span text:style-name="T28">, реализующие функционал, используемый в нескольких </text:span><text:span text:style-name="T17">проектах;</text:span></text:p>
      <text:p text:style-name="First_20_line_20_indent"><text:span text:style-name="T24">Динамический параметр</text:span><text:span text:style-name="T28"> </text:span><text:span text:style-name="T30">—</text:span><text:span text:style-name="T28"> </text:span><text:span text:style-name="T18">шаблонный параметр</text:span><text:span text:style-name="T28">, который в процессе конфигурирования заполняется значением, зависящим от конфигурируемого компонента, что позволяет для разных приложений использовать один и тот же шаблон, но в результате инсталляции будут получены </text:span><text:span text:style-name="T17">конфигурационные файлы</text:span><text:span text:style-name="T28"> с одинаковой структурой, но с различными значениями параметров;</text:span></text:p>
      <text:p text:style-name="First_20_line_20_indent"><text:span text:style-name="T25">Дистрибутив </text:span><text:span text:style-name="T36">—</text:span><text:span text:style-name="T37"> </text:span><text:span text:style-name="T29">это файл, содержащий <text:s/>в себе исполняемую программу, готовую к установке на компьютер, управляющий системой;</text:span></text:p>
      <text:p text:style-name="First_20_line_20_indent"><text:span text:style-name="T54">Инструментальный компьютер</text:span><text:span text:style-name="T61"> — предназначен для выполнения процедур компиляции программного обеспечения и анализа исходного кода</text:span><text:span text:style-name="T63">;</text:span></text:p>
      <text:p text:style-name="First_20_line_20_indent"><text:span text:style-name="T54">Контекст комплекса</text:span><text:span text:style-name="T61"> — пространство параметров комплекса, сохраняемых в едином </text:span><text:span text:style-name="T66">файле-реестре;</text:span></text:p>
      <text:p text:style-name="First_20_line_20_indent"><text:span text:style-name="T54">Конфигурационные файлы</text:span><text:span text:style-name="T61"> — текстовые файлы, используемые приложениями для хранения конфигурационных параметров;</text:span></text:p>
      <text:p text:style-name="First_20_line_20_indent"><text:span text:style-name="T53">Модуль </text:span><text:span text:style-name="T59">—</text:span><text:span text:style-name="T53"> </text:span><text:span text:style-name="T61">набор исходных кодов </text:span><text:span text:style-name="T66">проекта</text:span><text:span text:style-name="T61">, который может компилироваться отдельно;</text:span></text:p>
      <text:p text:style-name="First_20_line_20_indent"><text:span text:style-name="T53">Платформа </text:span><text:span text:style-name="T59">—</text:span><text:span text:style-name="T53"> </text:span><text:span text:style-name="T61">множество аппаратно-программных конфигураций;</text:span></text:p>
      <text:p text:style-name="First_20_line_20_indent"><text:span text:style-name="T54">Проект </text:span><text:span text:style-name="T58">—</text:span><text:span text:style-name="T53"> </text:span><text:span text:style-name="T61">совокупность файлов с исходным кодом, набором </text:span><text:span text:style-name="T66">артефактов</text:span><text:span text:style-name="T61"> и </text:span><text:soft-page-break/><text:span text:style-name="T61">файлами для среды разработки, с помощью которых возможно получение </text:span><text:span text:style-name="T62">всех необходимых выходных файлов (исполняемые, </text:span><text:span text:style-name="T61">конфигурационные</text:span><text:span text:style-name="T62">, справочные, установочные, ресурсные, библиотечные и т. д.) </text:span><text:span text:style-name="T61">программного компонента или его части;</text:span></text:p>
      <text:p text:style-name="First_20_line_20_indent"><text:span text:style-name="T24">Рабочая копия </text:span><text:span text:style-name="T37">—</text:span><text:span text:style-name="T24"> </text:span><text:span text:style-name="T28">локальное дерево папок, содержащее проект, извлеченный из </text:span><text:span text:style-name="T32">SVN;</text:span></text:p>
      <text:p text:style-name="First_20_line_20_indent"><text:span text:style-name="T24">Релиз </text:span><text:span text:style-name="T33">—</text:span><text:span text:style-name="T24"> </text:span><text:span text:style-name="T28">выходная структура </text:span><text:span text:style-name="T17">проекта</text:span><text:span text:style-name="T28">, содержащая все необходимые файлы (исполняемые, конфигурационные, справочные, установочные, ресурсные, библиотечные и т. д.), а так же наборы дополнительных программ и служебных утилит, необходимых для сборки на их основе дистрибутива и/или установки этих файлов на компьютере пользователя и последующей эксплуатации;</text:span></text:p>
      <text:p text:style-name="P9"><text:span text:style-name="T24">Файл справки</text:span><text:span text:style-name="T33"> </text:span><text:span text:style-name="T37">—</text:span><text:span text:style-name="T33"> это файл, содержащий информацию о том, как пользоваться программой</text:span><text:span text:style-name="T35">;</text:span></text:p>
      <text:p text:style-name="First_20_line_20_indent"><text:span text:style-name="T24">Файл-реестр (или реестр)</text:span><text:span text:style-name="T28"> </text:span><text:span text:style-name="T30">—</text:span><text:span text:style-name="T28"> особый XML-документ, который содержит все значения всех </text:span><text:span text:style-name="T17">шаблонных параметров</text:span><text:span text:style-name="T28">, описанных в </text:span><text:span text:style-name="T17">шаблонных файлах;</text:span></text:p>
      <text:p text:style-name="First_20_line_20_indent"><text:span text:style-name="T24">Файл-реестр по</text:span><text:span text:style-name="T26"> </text:span><text:span text:style-name="T24">умолчанию</text:span><text:span text:style-name="T28"> </text:span><text:span text:style-name="T33">—</text:span><text:span text:style-name="T28"> </text:span><text:span text:style-name="T17">файл-реестр</text:span><text:span text:style-name="T28">, содержащий заводские значения параметров;</text:span></text:p>
      <text:p text:style-name="First_20_line_20_indent"><text:span text:style-name="T25">Шаблонные файлы (или <text:s/>шаблоны) </text:span><text:span text:style-name="T37">—</text:span><text:span text:style-name="T25"> </text:span><text:span text:style-name="T36">текстовые файлы, являющиеся "исходными" для создания на их основе </text:span><text:span text:style-name="T22">конфигурационных файлов</text:span><text:span text:style-name="T36">, скриптов, и прочих видов текстовых документов, путем замены содержащихся в этих исходных файлах специальным образом сформированных параметров на значения, хранящиеся в </text:span><text:span text:style-name="T21">файле-реестре</text:span><text:span text:style-name="T20">;</text:span></text:p>
      <text:p text:style-name="P9"><text:span text:style-name="T24">Шаблонный параметр </text:span><text:span text:style-name="T33">—</text:span><text:span text:style-name="T24"> </text:span><text:span text:style-name="T33">особым образом заданный подстановочный параметр, содержащийся в шаблонном файле, чьё значение определено в </text:span><text:span text:style-name="T19">файле-реестре</text:span><text:span text:style-name="T20">;</text:span></text:p>
      <text:p text:style-name="First_20_line_20_indent"><text:span text:style-name="T20"/></text:p>
      <text:p text:style-name="First_20_line_20_indent"><text:span text:style-name="T20"/></text:p>
      <text:p text:style-name="First_20_line_20_indent"><text:span text:style-name="T20"/></text:p>
      <text:p text:style-name="First_20_line_20_indent"><text:span text:style-name="T20"/></text:p>
      <text:h text:style-name="Heading_20_1" text:outline-level="1"><text:bookmark text:name="__RefHeading__1855_851839921"/><text:soft-page-break/><text:span text:style-name="T10">Обозначения и сокращения</text:span><text:bookmark-end text:name="__RefHeading__1855_851839921"/></text:h>
      <text:p text:style-name="P10"><text:span text:style-name="T57">SVN</text:span><text:span text:style-name="T62"> — централизованная </text:span><text:span text:style-name="T61">система </text:span><text:span text:style-name="T62">управления</text:span><text:span text:style-name="T61"> версиями файлов</text:span><text:span text:style-name="T64">;</text:span></text:p>
      <text:p text:style-name="P10"><text:span text:style-name="T23">АПИ</text:span><text:span text:style-name="T12"> </text:span><text:span text:style-name="T50">—</text:span><text:span text:style-name="T12"> аппаратно-программный интерфейс;</text:span></text:p>
      <text:p text:style-name="P10"><text:span text:style-name="T53">АРМ</text:span><text:span text:style-name="T61"> </text:span><text:span text:style-name="T65">—</text:span><text:span text:style-name="T61"> автоматизированное рабочее место;</text:span></text:p>
      <text:p text:style-name="P10"><text:span text:style-name="T38">ИК СФЗ</text:span><text:span text:style-name="T39"> </text:span><text:span text:style-name="T40">—</text:span><text:span text:style-name="T27"> </text:span><text:span text:style-name="T41">интегрированный комплекс средств и систем физической защиты;</text:span></text:p>
      <text:p text:style-name="P11"><text:span text:style-name="T44">КИТСФЗ</text:span><text:span text:style-name="T41"> </text:span><text:span text:style-name="T43">—</text:span><text:span text:style-name="T41"> комплекс инженерно-технических средств и систем физической защиты</text:span><text:span text:style-name="T42">;</text:span></text:p>
      <text:p text:style-name="P10"><text:span text:style-name="T53">КНЦ </text:span><text:span text:style-name="T60">—</text:span><text:span text:style-name="T53"> </text:span><text:span text:style-name="T61">концентратор датчиков;</text:span></text:p>
      <text:p text:style-name="P11"><text:span text:style-name="T47">КСА</text:span><text:span text:style-name="T44"> </text:span><text:span text:style-name="T45">—</text:span><text:span text:style-name="T41"> комплекс средств автоматизации;</text:span></text:p>
      <text:p text:style-name="P10"><text:span text:style-name="T48">ЛВС</text:span><text:span text:style-name="T41"> </text:span><text:span text:style-name="T45">—</text:span><text:span text:style-name="T41"> локальная вычислительная сеть;</text:span></text:p>
      <text:p text:style-name="P10"><text:span text:style-name="T49">ПУ</text:span><text:span text:style-name="T44"> </text:span><text:span text:style-name="T45">—</text:span><text:span text:style-name="T41"> процессор управления;</text:span></text:p>
      <text:p text:style-name="P10"><text:span text:style-name="T53">СКУД </text:span><text:span text:style-name="T58">—</text:span><text:span text:style-name="T55"> </text:span><text:span text:style-name="T61">система контроля и управления доступом;</text:span></text:p>
      <text:p text:style-name="P10"><text:span text:style-name="T53">СОС </text:span><text:span text:style-name="T60">—</text:span><text:span text:style-name="T61"> система охранной сигнализации;</text:span></text:p>
      <text:p text:style-name="P10"><text:span text:style-name="T44">СПО </text:span><text:span text:style-name="T46">—</text:span><text:span text:style-name="T44"> </text:span><text:span text:style-name="T41">специальное программное обеспечение;</text:span></text:p>
      <text:p text:style-name="P10"><text:span text:style-name="T23">ССОИ</text:span><text:span text:style-name="T12"> </text:span><text:span text:style-name="T50">—</text:span><text:span text:style-name="T12"> система сбора и обработки информации;</text:span></text:p>
      <text:p text:style-name="P10"><text:span text:style-name="T53">СУДОС </text:span><text:span text:style-name="T60">—</text:span><text:span text:style-name="T53"> </text:span><text:span text:style-name="T61">система управления доступом и охранной сигнализацией;</text:span></text:p>
      <text:p text:style-name="P10"><text:span text:style-name="T44">ТС</text:span><text:span text:style-name="T41"> </text:span><text:span text:style-name="T43">—</text:span><text:span text:style-name="T41"> техническое средство;</text:span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oft-page-break/><text:span text:style-name="T13"/></text:p>
      <text:h text:style-name="Heading_20_1" text:outline-level="1"><text:bookmark text:name="__RefHeading__1857_851839921"/><text:span text:style-name="T10">Введение</text:span><text:bookmark-end text:name="__RefHeading__1857_851839921"/></text:h>
      <text:p text:style-name="P12"><text:span text:style-name="T69">Данная учебно-исследовательская работа заключается в разработке программного модуля, управляющего устройством в охранной системе. Разработка ведется исходя из: </text:span></text:p>
      <text:list xml:id="list1748589773" text:style-name="L2">
        <text:list-item>
          <text:p text:style-name="P13"><text:span text:style-name="T7">П</text:span><text:span text:style-name="T4">ротокола взаимодействия с устройством;</text:span></text:p>
        </text:list-item>
        <text:list-item>
          <text:p text:style-name="P13"><text:span text:style-name="T7">П</text:span><text:span text:style-name="T4">ротокола взаимодействия с </text:span><text:span text:style-name="T9">ССОИ</text:span><text:span text:style-name="T4">;</text:span></text:p>
        </text:list-item>
        <text:list-item>
          <text:p text:style-name="P13"><text:span text:style-name="T7">АПИ.</text:span></text:p>
          <text:p text:style-name="P14"><text:span text:style-name="T8">Протокол взаимодействия с устройством в данной системе унифицирует взаимодействие с различными типами охранных датчиков. Компонент разрабатывается с учётом интеграции в программный комплекс АПИ </text:span><text:span text:style-name="T9">и взаимодействия с ССОИ</text:span><text:span text:style-name="T8">. </text:span></text:p>
        </text:list-item>
      </text:list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p text:style-name="P15"><text:span text:style-name="T8"/></text:p>
      <text:h text:style-name="Heading_20_1" text:outline-level="1"><text:bookmark text:name="__RefHeading__1859_851839921"/><text:soft-page-break/><text:span text:style-name="T10">Основная часть</text:span><text:bookmark-end text:name="__RefHeading__1859_851839921"/></text:h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h text:style-name="Heading_20_1" text:outline-level="1"><text:bookmark text:name="__RefHeading__1861_851839921"/><text:span text:style-name="T10">Заключение</text:span><text:bookmark-end text:name="__RefHeading__1861_851839921"/></text:h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oft-page-break/><text:span text:style-name="T10"/></text:p>
      <text:p text:style-name="Text_20_body"><text:span text:style-name="T10"/></text:p>
      <text:p text:style-name="Text_20_body"><text:span text:style-name="T10"/></text:p>
      <text:bibliography text:style-name="Sect2" text:protected="true" text:name="Библиография1">
        <text:bibliography-source>
          <text:index-title-template text:style-name="Bibliography_20_Heading">Список использованных источников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Список использованных источников</text:p>
          </text:index-title>
        </text:index-body>
      </text:bibliography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pan text:style-name="T10"/></text:p>
      <text:p text:style-name="Text_20_body"><text:soft-page-break/><text:span text:style-name="T10"/></text:p>
      <text:p text:style-name="Text_20_body"><text:span text:style-name="T10"/></text:p>
      <text:p text:style-name="Text_20_body"><text:span text:style-name="T10"/></text:p>
      <text:list xml:id="list1268460318" text:style-name="L1">
        <text:list-item>
          <text:p text:style-name="P2"><text:span text:style-name="T11"><text:s/></text:span></text:p>
          <text:p text:style-name="P4"><text:span text:style-name="T67">Исходнички</text:span></text:p>
        </text:list-item>
        <text:list-item>
          <text:p text:style-name="P2"><text:span text:style-name="T11"/></text:p>
          <text:p text:style-name="P5"><text:span text:style-name="T67">Тестовые исходнички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50%"/>
      <style:text-properties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text-indent="0.499cm" style:auto-text-indent="false" style:page-number="auto" fo:background-color="transparent" style:shadow="none">
        <style:background-image/>
      </style:paragraph-properties>
      <style:text-properties style:font-weight-asian="normal" style:font-weight-complex="normal"/>
    </style:style>
    <style:style style:name="Text_20_body_20_indent" style:display-name="Text body indent" style:family="paragraph" style:parent-style-name="Text_20_body" style:class="text">
      <style:text-properties style:font-size-asian="10.5pt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fo:line-height="150%" fo:widows="2" fo:hyphenation-ladder-count="no-limit" fo:text-indent="0.499cm" style:auto-text-indent="false" style:page-number="auto" style:shadow="none"/>
      <style:text-properties fo:font-size="14pt" style:font-size-asian="10.5pt" fo:hyphenate="tru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4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.499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text-indent="0.499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text-indent="0.499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_20__28_Web_29_" style:display-name="Normal (Web)" style:family="paragraph" style:parent-style-name="Standard"/>
    <style:style style:name="Numbering_20_Symbols" style:display-name="Numbering Symbols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Павел Барбашов</meta:initial-creator>
    <meta:creation-date>2013-05-20T19:51:41</meta:creation-date>
    <meta:generator>OpenOffice.org/3.2$Linux OpenOffice.org_project/320m19$Build-9505</meta:generator>
    <dc:date>2013-05-21T01:50:23</dc:date>
    <dc:creator>Павел Барбашов</dc:creator>
    <meta:editing-duration>PT05H58M44S</meta:editing-duration>
    <meta:editing-cycles>20</meta:editing-cycles>
    <meta:document-statistic meta:table-count="0" meta:image-count="0" meta:object-count="0" meta:page-count="9" meta:paragraph-count="62" meta:word-count="636" meta:character-count="5057"/>
  </office:meta>
</office:document-meta>
</file>